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fo:color="#010100" style:font-name="Times New Roman" fo:language="ru" fo:country="RU"/>
    </style:style>
    <style:style style:name="P3" style:family="paragraph" style:parent-style-name="Text_20_body">
      <style:paragraph-properties fo:margin-left="0cm" fo:margin-right="0cm" fo:margin-top="0.212cm" fo:margin-bottom="0cm" fo:text-indent="0cm" style:auto-text-indent="false"/>
      <style:text-properties fo:color="#010100"/>
    </style:style>
    <style:style style:name="P4" style:family="paragraph" style:parent-style-name="Heading_20_1">
      <style:text-properties style:font-name="Times New Roman" fo:language="ru" fo:country="RU"/>
    </style:style>
    <style:style style:name="P5" style:family="paragraph" style:parent-style-name="Text_20_body" style:list-style-name="L1">
      <style:text-properties fo:color="#010100" style:font-name="Times New Roman" fo:language="ru" fo:country="RU"/>
    </style:style>
    <style:style style:name="P6" style:family="paragraph" style:parent-style-name="Text_20_body" style:list-style-name="L1">
      <style:text-properties fo:color="#010100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style:font-name="Times New Roman" fo:language="ru" fo:country="RU"/>
    </style:style>
    <style:style style:name="P9" style:family="paragraph" style:parent-style-name="Text_20_body" style:list-style-name="L3">
      <style:text-properties style:font-name="Times New Roman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style:font-name="Times New Roman" fo:language="ru" fo:country="RU"/>
    </style:style>
    <style:style style:name="T6" style:family="text">
      <style:text-properties fo:color="#0101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Общая информация о <text:span text:style-name="T2">SimInTech</text:span></text:h>
          </table:table-cell>
        </table:table-row>
        <table:table-row table:style-name="Table1.2">
          <table:table-cell table:style-name="Table1.A2" office:value-type="string">
            <text:p text:style-name="P1"><text:span text:style-name="T2">SimInTech – </text:span>программная среда, основанная на технологиях Программного Комплекса «<text:span text:style-name="T1">М</text:span>оделирование <text:span text:style-name="T1">В</text:span> <text:span text:style-name="T1">Т</text:span>ехнических <text:span text:style-name="T1">У</text:span>стройствах» версии 4.0 (ПК «МВТУ» 4.0).</text:p>
            <text:p text:style-name="P1">Среда <text:span text:style-name="T2">SimInTech </text:span>относится к системам автоматизированного проектирования (САПР) логико-динамических систем, описываемых во входо-выходных отношениях, а также к средствам автоматизации динамических расчетов (САДР).</text:p>
            <text:p text:style-name="P1"><text:span text:style-name="T2">SimInTech</text:span><text:span text:style-name="T6"> предназначена для детального исследования и анализа нестационарных процессов в ядерных и тепловых энергоустановках, в системах автоматического управления, в следящих приводах и роботах, и, вообще говоря, в любых технических системах, описание динамики которых может быть представлено в виде системы дифференциально-алгебраических уравнений и/или реализовано методами структурного моделирования. </text:span></text:p>
            <text:p text:style-name="P2">Может<text:span text:style-name="T2">:</text:span></text:p>
            <text:list xml:id="list8245880804621231154" text:style-name="L1">
              <text:list-item>
                <text:p text:style-name="P5">использоваться для моделирования нестационарных процессов в физике, в электротехнике, в динамике машин и механизмов, в астрономии и т.д., а также для решения нестационарных краевых задач (теплопроводность, гидродинамика и др.);</text:p>
              </text:list-item>
              <text:list-item>
                <text:p text:style-name="P6">функционировать в многокомпьютерных моделирующих комплексах, в том числе и в системах удаленного доступа к технологическим и информационным ресурсам;</text:p>
              </text:list-item>
              <text:list-item>
                <text:p text:style-name="P6">функционировать как САПР при групповой разработке и сопровождении жизненного цикла изделия (проекта) при модельно-ориентированном подходе к проектированию.</text:p>
              </text:list-item>
            </text:list>
            <text:p text:style-name="P3">Не имеет аналогов среди отчественного программного обеспечения; за рубежом аналогами <text:span text:style-name="T2">SimInTech </text:span>являются такие программным продукты как <text:span text:style-name="T2">SimuLink</text:span>, MATRIX, VisSim, <text:span text:style-name="T2">SimulationX</text:span> и некоторые др<text:span text:style-name="T4">угие</text:span>.</text:p>
            <text:p text:style-name="P1">Название <text:span text:style-name="T2">SimInTech </text:span>является сокращением от перевода на английский язык оригинального названия технологии ПК «МВТУ» <text:span text:style-name="T2">(</text:span><text:span text:style-name="T3">Sim</text:span><text:span text:style-name="T2">ulation </text:span><text:span text:style-name="T3">In</text:span><text:span text:style-name="T2"> </text:span><text:span text:style-name="T3">Tech</text:span><text:span text:style-name="T2">nic).</text:span></text:p>
            <text:p text:style-name="P1">Версии <text:span text:style-name="T2">SimInTech 1.1 </text:span>соответствует версия ПК «МВТУ» 4.0<text:span text:style-name="T2">.</text:span></text:p>
            <text:p text:style-name="P1">Область применения <text:span text:style-name="T2">SimInTech:</text:span></text:p>
            <text:list xml:id="list7737704326718259910" text:style-name="L2">
              <text:list-item>
                <text:p text:style-name="P7"><text:span text:style-name="T5">Проектирование</text:span> автоматических регуляторов.</text:p>
              </text:list-item>
              <text:list-item>
                <text:p text:style-name="P8">Проектирование алгоритмов логико-дискретного и функционально-группового управления.</text:p>
              </text:list-item>
              <text:list-item>
                <text:p text:style-name="P8">Проектное расчетное обоснование алгоритмов автоматизированных систем управления технологическими процессами.</text:p>
              </text:list-item>
              <text:list-item>
                <text:p text:style-name="P8">Программно-инструментальное средство разработки и функционирования модели АСУ ТП в составе полномасштабной модели объекта управления.</text:p>
              </text:list-item>
            </text:list>
            <text:p text:style-name="P1">Возможности <text:span text:style-name="T2">SimInTech</text:span>:</text:p>
            <text:list xml:id="list861350644457444028" text:style-name="L3">
              <text:list-item>
                <text:p text:style-name="P9">Универсальная модульная графическая оболочка, позволяющая реализовать возможность подключения сторонних модулей и создания расчётных схем различного класса, в сочетании с возможностью создания видеокадров для отображения и управления расчётом.</text:p>
              </text:list-item>
              <text:list-item>
                <text:p text:style-name="P9">Возможность моделирования систем различного типа в рамках единой оболочки с обменом данными между различными расчётными программами через единую базу сигналов и синхронизацией.</text:p>
              </text:list-item>
              <text:list-item>
                <text:p text:style-name="P9">Моделирование и анализ систем управления.</text:p>
              </text:list-item>
              <text:list-item>
                <text:p text:style-name="P9">Генерация кода для исполнительной системы.</text:p>
              </text:list-item>
              <text:list-item>
                <text:p text:style-name="P9">Возможность удалённой отладки программ, собранных на целевой системе по сгенерированному коду, с выводом данных непосредственно на исходную схему алгоритма.</text:p>
              </text:list-item>
            </text:list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щая информация о программном комплексе</dc:title>
    <dc:date>2013-05-26T20:05:02.88</dc:date>
    <meta:generator>OpenOffice_Beta/4.1.0$Win32 OpenOffice.org_project/410m14$Build-9760</meta:generator>
    <meta:editing-duration>PT5H1M</meta:editing-duration>
    <meta:editing-cycles>132</meta:editing-cycles>
    <meta:document-statistic meta:table-count="1" meta:image-count="0" meta:object-count="0" meta:page-count="2" meta:paragraph-count="22" meta:word-count="330" meta:character-count="2814"/>
    <meta:user-defined meta:name="Поле 1"/>
    <meta:user-defined meta:name="Поле 2"/>
    <meta:user-defined meta:name="Поле 3"/>
    <meta:user-defined meta:name="Поле 4"/>
  </office:meta>
</office:document-meta>
</file>